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erial Mono" svg:font-family="'Aerial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Arial" fo:font-size="10pt" officeooo:rsid="001f1bad" officeooo:paragraph-rsid="001f1bad" style:font-size-asian="10pt" style:font-size-complex="10pt"/>
    </style:style>
    <style:style style:name="P2" style:family="paragraph" style:parent-style-name="Text_20_body">
      <style:paragraph-properties fo:line-height="100%"/>
      <style:text-properties style:font-name="Arial" fo:font-size="10pt" officeooo:rsid="001f1bad" officeooo:paragraph-rsid="001f1bad" fo:background-color="transparent" style:font-size-asian="10pt" style:font-size-complex="10pt"/>
    </style:style>
    <style:style style:name="P3" style:family="paragraph" style:parent-style-name="Text_20_body">
      <style:paragraph-properties fo:line-height="100%"/>
      <style:text-properties style:font-name="Arial" fo:font-size="10pt" officeooo:rsid="001f2472" officeooo:paragraph-rsid="001f2472" fo:background-color="transparent" style:font-size-asian="10pt" style:font-size-complex="10pt"/>
    </style:style>
    <style:style style:name="P4" style:family="paragraph" style:parent-style-name="Heading_20_1">
      <style:paragraph-properties fo:line-height="100%"/>
      <style:text-properties style:font-name="Aerial Mono" fo:font-size="10pt" officeooo:rsid="001f1bad" officeooo:paragraph-rsid="001f1bad" style:font-size-asian="10pt" style:font-size-complex="10pt"/>
    </style:style>
    <style:style style:name="P5" style:family="paragraph" style:parent-style-name="Text_20_body">
      <style:paragraph-properties fo:line-height="100%"/>
      <style:text-properties style:font-name="Arial" fo:font-size="10pt" officeooo:rsid="001f1bad" officeooo:paragraph-rsid="001f2472" style:font-size-asian="10pt" style:font-size-complex="10pt"/>
    </style:style>
    <style:style style:name="P6" style:family="paragraph" style:parent-style-name="Text_20_body">
      <style:paragraph-properties fo:line-height="100%"/>
      <style:text-properties style:font-name="Arial" fo:font-size="10pt" officeooo:rsid="001f1bad" officeooo:paragraph-rsid="001f1bad" fo:background-color="transparent" style:font-size-asian="10pt" style:font-size-complex="10pt"/>
    </style:style>
    <style:style style:name="P7" style:family="paragraph" style:parent-style-name="Text_20_body">
      <style:paragraph-properties fo:line-height="100%"/>
      <style:text-properties style:font-name="Arial" fo:font-size="10pt" officeooo:rsid="001f2472" officeooo:paragraph-rsid="001f2472" fo:background-color="transparent" style:font-size-asian="10pt" style:font-size-complex="10pt"/>
    </style:style>
    <style:style style:name="P8" style:family="paragraph" style:parent-style-name="Text_20_body">
      <loext:graphic-properties draw:fill="none" draw:fill-color="#ffffff"/>
      <style:paragraph-properties fo:line-height="100%" fo:text-align="start" style:justify-single-word="false" fo:background-color="transparent"/>
      <style:text-properties style:font-name="Arial" fo:font-size="12pt" officeooo:rsid="001f1bad" officeooo:paragraph-rsid="001f2472" fo:background-color="#ffd7d7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Arial" fo:font-size="12pt" officeooo:rsid="001f1bad" officeooo:paragraph-rsid="001f1bad" fo:background-color="#ffd7d7" style:font-size-asian="12pt" style:font-size-complex="12pt"/>
    </style:style>
    <style:style style:name="P10" style:family="paragraph" style:parent-style-name="Text_20_body">
      <loext:graphic-properties draw:fill="none" draw:fill-color="#ffffff"/>
      <style:paragraph-properties fo:line-height="100%" fo:text-align="start" style:justify-single-word="false" fo:background-color="transparent"/>
      <style:text-properties fo:color="#000000" loext:opacity="100%" style:font-name="Arial" fo:font-size="10pt" officeooo:rsid="001f1bad" officeooo:paragraph-rsid="001f2472" fo:background-color="transparent" style:font-size-asian="10pt" style:font-size-complex="10pt"/>
    </style:style>
    <style:style style:name="T1" style:family="text">
      <style:text-properties officeooo:rsid="001f2472"/>
    </style:style>
    <style:style style:name="T2" style:family="text">
      <style:text-properties style:font-name="Arial" fo:font-size="12pt" fo:background-color="#ffd7d7" loext:char-shading-value="0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ffd7d7" loext:char-shading-value="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 text:is-list-header="true"><text:s text:c="28"/><text:span text:style-name="T3"><text:s text:c="2"/></text:span><text:span text:style-name="T2"><text:s text:c="10"/>Currículo <text:s text:c="10"/></text:span></text:h>
      <text:p text:style-name="P5">Nome: Maria Isabella dos Santos Silva</text:p>
      <text:p text:style-name="P5">Endereço: Vale Verde – Ipaba</text:p>
      <text:p text:style-name="P1">E-mail:</text:p>
      <text:p text:style-name="P1">Linkedin:</text:p>
      <text:p text:style-name="P1">Data de nasc<text:span text:style-name="T1">imento</text:span>:14/01/2010</text:p>
      <text:p text:style-name="P1">Idade: 23</text:p>
      <text:p text:style-name="P1"><text:s/><text:span text:style-name="T4"><text:s/>Objetivo <text:s/></text:span></text:p>
      <text:p text:style-name="P10">Ingressar no mercado de trabalho e aplicar meus conhecimentos acadêmicos e experiencias em pscologia, contribuindo para o crescimento da unidade hospitalar enquento evoluo profissional e pessoalmente.</text:p>
      <text:p text:style-name="P8">Formação acadêmica</text:p>
      <text:p text:style-name="P2">Doutorado: Psicologia </text:p>
      <text:p text:style-name="P2">Universidade: Harvard – Estados Unidos</text:p>
      <text:p text:style-name="P2">Conclusão: 07/05/2032</text:p>
      <text:p text:style-name="P2">Principal disciplina: Neuropsicologia</text:p>
      <text:p text:style-name="P2">Projeto realizado: Palestras sobre saúde mental</text:p>
      <text:p text:style-name="P2">Curso técnico: Enfermagem</text:p>
      <text:p text:style-name="P2">Escola técnica: Estácio – EAD</text:p>
      <text:p text:style-name="P2">Conclusão: 17/11/2029</text:p>
      <text:p text:style-name="P2">Principal disciplina: Anatomia</text:p>
      <text:p text:style-name="P2">Projeto realizado: Realizei palestras sobre saúde e a importância das vacinas </text:p>
      <text:p text:style-name="P2">Ensino médio: Técnico profissionalizante</text:p>
      <text:p text:style-name="P2">Escola: Escola Estadual Emília Cabral Mota</text:p>
      <text:p text:style-name="P2">Conclusão: 2027</text:p>
      <text:p text:style-name="P2">Principal disciplina: Matemática, Inglês e Biologia</text:p>
      <text:p text:style-name="P2">Projeto realizado: Murais e apresentações sobre campanhas e feriados</text:p>
      <text:p text:style-name="P9">Experiência profissional</text:p>
      <text:p text:style-name="P3">Estágio: Cuidadora</text:p>
      <text:p text:style-name="P3">Empresa: Hospital MC Lean – Cambridge Massachussets</text:p>
      <text:p text:style-name="P3">Período:2028-2030</text:p>
      <text:p text:style-name="P3">Aprendizado: a forma correta de lidar com pessoas com problemas psiquiátricos</text:p>
      <text:p text:style-name="P3">Primeiro emprego: Psicóloga</text:p>
      <text:p text:style-name="P3">Empresa: Hospital MC Lean – Cambridge, Massachussets</text:p>
      <text:p text:style-name="P3">Aprendizado: Lidar com pessoas em fortes crises e surtos</text:p>
      <text:p text:style-name="P3">Período: 2031 – 2032</text:p>
      <text:p text:style-name="P3"><text:soft-page-break/><text:s/><text:span text:style-name="T4">Qualificações e competências</text:span></text:p>
      <text:p text:style-name="P3">- Inglês fluente</text:p>
      <text:p text:style-name="P3">-Italiano intermediário</text:p>
      <text:p text:style-name="P3">-Espanhol intermediário</text:p>
      <text:p text:style-name="P3">-Francês intermediário</text:p>
      <text:p text:style-name="P3">-Comunicação clara e empática</text:p>
      <text:p text:style-name="P3">-Bom trabalho solo</text:p>
      <text:p text:style-name="P3">-Fácil aprendizado</text:p>
      <text:p text:style-name="P3">-Raciocínio lógico e resolução de problemas </text:p>
      <text:p text:style-name="P3">-Aplicar medicamento em pessoas em surtos psicóticos</text:p>
      <text:p text:style-name="P3"><text:s/><text:span text:style-name="T4">Certificações</text:span></text:p>
      <text:p text:style-name="P3">Curso técnico em informática – E.E.E.C.M.</text:p>
      <text:p text:style-name="P3">Doutorado em psicologia – Harvard</text:p>
      <text:p text:style-name="P3">Técnico em enfermagem – Estácio</text:p>
      <text:p text:style-name="P3"><text:s/><text:span text:style-name="T4">Informações adicionais</text:span></text:p>
      <text:p text:style-name="P3">Intercâmbio – Estados Unidos</text:p>
      <text:p text:style-name="P3">Aluno destaque 9º ano do ensino fundamental</text:p>
      <text:p text:style-name="P3">Medalha de ouro OBMEP 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erial Mono" svg:font-family="'Aerial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2.24pt solid #f7d1d5" fo:padding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42:43.538386811</meta:creation-date>
    <dc:title>Documento modelo</dc:title>
    <meta:editing-duration>PT1H27M25S</meta:editing-duration>
    <meta:editing-cycles>4</meta:editing-cycles>
    <meta:generator>LibreOffice/7.4.7.2$Linux_X86_64 LibreOffice_project/40$Build-2</meta:generator>
    <dc:date>2025-05-26T15:32:03.372756606</dc:date>
    <meta:document-statistic meta:table-count="0" meta:image-count="0" meta:object-count="0" meta:page-count="2" meta:paragraph-count="52" meta:word-count="222" meta:character-count="1828" meta:non-whitespace-character-count="1587"/>
    <meta:template xlink:type="simple" xlink:actuate="onRequest" xlink:title="Documento modelo" xlink:href="../../Modelos/Documento%20modelo.ott" meta:date="2025-05-23T10:42:42.585410324"/>
  </office:meta>
</office:document-meta>
</file>